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832fc" officeooo:paragraph-rsid="001832fc"/>
    </style:style>
    <style:style style:name="P2" style:family="paragraph" style:parent-style-name="Standard">
      <style:text-properties style:font-name="Arial" officeooo:rsid="00188e13" officeooo:paragraph-rsid="00188e13"/>
    </style:style>
    <style:style style:name="P3" style:family="paragraph" style:parent-style-name="Standard">
      <style:text-properties style:font-name="Arial" officeooo:rsid="001a7a4b" officeooo:paragraph-rsid="001a7a4b"/>
    </style:style>
    <style:style style:name="P4" style:family="paragraph" style:parent-style-name="Standard">
      <style:text-properties style:font-name="Arial" officeooo:rsid="001b4ece" officeooo:paragraph-rsid="001b4ece"/>
    </style:style>
    <style:style style:name="P5" style:family="paragraph" style:parent-style-name="Standard">
      <style:text-properties style:font-name="Arial" officeooo:rsid="001bf2c0" officeooo:paragraph-rsid="001bf2c0"/>
    </style:style>
    <style:style style:name="P6" style:family="paragraph" style:parent-style-name="Standard">
      <style:text-properties style:font-name="Arial" officeooo:rsid="001c7c69" officeooo:paragraph-rsid="001c7c69"/>
    </style:style>
    <style:style style:name="P7" style:family="paragraph" style:parent-style-name="Standard">
      <style:text-properties style:font-name="Arial" officeooo:rsid="002119ea" officeooo:paragraph-rsid="002119ea"/>
    </style:style>
    <style:style style:name="P8" style:family="paragraph" style:parent-style-name="Standard">
      <style:text-properties style:font-name="Arial" officeooo:rsid="002234b5" officeooo:paragraph-rsid="002234b5"/>
    </style:style>
    <style:style style:name="P9" style:family="paragraph" style:parent-style-name="Standard">
      <style:text-properties style:font-name="Arial" officeooo:rsid="00241da5" officeooo:paragraph-rsid="00241da5"/>
    </style:style>
    <style:style style:name="P10" style:family="paragraph" style:parent-style-name="Standard">
      <style:text-properties style:font-name="Arial" officeooo:rsid="00242e9b" officeooo:paragraph-rsid="00242e9b"/>
    </style:style>
    <style:style style:name="P11" style:family="paragraph" style:parent-style-name="Standard">
      <style:text-properties style:font-name="Arial" officeooo:rsid="00245e76" officeooo:paragraph-rsid="00245e76"/>
    </style:style>
    <style:style style:name="P12" style:family="paragraph" style:parent-style-name="Standard">
      <style:text-properties style:font-name="Arial" officeooo:rsid="00245e76" officeooo:paragraph-rsid="00245e76"/>
    </style:style>
    <style:style style:name="P13" style:family="paragraph" style:parent-style-name="Standard">
      <style:text-properties style:font-name="Arial" officeooo:rsid="0025c675" officeooo:paragraph-rsid="0025c675"/>
    </style:style>
    <style:style style:name="P14" style:family="paragraph" style:parent-style-name="Standard">
      <style:text-properties style:font-name="Arial" officeooo:rsid="00269637" officeooo:paragraph-rsid="00269637"/>
    </style:style>
    <style:style style:name="P15" style:family="paragraph" style:parent-style-name="Standard">
      <style:text-properties style:font-name="Arial" officeooo:rsid="00269637" officeooo:paragraph-rsid="00284607"/>
    </style:style>
    <style:style style:name="P16" style:family="paragraph" style:parent-style-name="Standard">
      <style:text-properties style:font-name="Arial" officeooo:rsid="0026aa40" officeooo:paragraph-rsid="0026aa40"/>
    </style:style>
    <style:style style:name="P17" style:family="paragraph" style:parent-style-name="Standard">
      <style:text-properties style:font-name="Arial" officeooo:rsid="00284607" officeooo:paragraph-rsid="00284607"/>
    </style:style>
    <style:style style:name="T1" style:family="text">
      <style:text-properties officeooo:rsid="001a7a4b"/>
    </style:style>
    <style:style style:name="T2" style:family="text">
      <style:text-properties officeooo:rsid="001b4ece"/>
    </style:style>
    <style:style style:name="T3" style:family="text">
      <style:text-properties officeooo:rsid="001bf2c0"/>
    </style:style>
    <style:style style:name="T4" style:family="text">
      <style:text-properties officeooo:rsid="001c7c69"/>
    </style:style>
    <style:style style:name="T5" style:family="text">
      <style:text-properties officeooo:rsid="0020a436"/>
    </style:style>
    <style:style style:name="T6" style:family="text">
      <style:text-properties officeooo:rsid="00241da5"/>
    </style:style>
    <style:style style:name="T7" style:family="text">
      <style:text-properties officeooo:rsid="0026aa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- Lenguajes de programación</text:p>
      <text:p text:style-name="P1"/>
      <text:p text:style-name="P1">2.1.- <text:span text:style-name="T5">Según n</text:span>ivel de Abstracción</text:p>
      <text:p text:style-name="P1"><text:tab/></text:p>
      <text:p text:style-name="P1">- Lenguaje de Alto Nivel</text:p>
      <text:p text:style-name="P2">Son comprensibles por el ser humano y permite utilizar diferentes paradigmas de programación.</text:p>
      <text:p text:style-name="P2">Java, Ada, C#, Pascal, PHP, SQL…</text:p>
      <text:p text:style-name="P2"/>
      <text:p text:style-name="P2">- <text:span text:style-name="T1">Lenguajes de Medio Nivel</text:span></text:p>
      <text:p text:style-name="P3"><text:span text:style-name="T2">Cercanos</text:span> a los lenguajes de bajo nivel pero tienen características <text:span text:style-name="T2">de los lenguajes de alto nivel. Se suelen utilizar para la creación de sistemas operativos (por ejemplo Unix en C).</text:span></text:p>
      <text:p text:style-name="P4">C, <text:span text:style-name="T3">C++…</text:span></text:p>
      <text:p text:style-name="P4"/>
      <text:p text:style-name="P4">- Lenguajes <text:span text:style-name="T3">de Bajo Nivel</text:span></text:p>
      <text:p text:style-name="P5">Muy próximo al lenguaje máquina que entiende el ordenador.</text:p>
      <text:p text:style-name="P5">Control directo sobre el hardware (memoria, CP<text:span text:style-name="T4">U</text:span>).</text:p>
      <text:p text:style-name="P5"/>
      <text:p text:style-name="P6">2.2.- <text:span text:style-name="T5">Según forma de ejecución</text:span></text:p>
      <text:p text:style-name="P6"/>
      <text:p text:style-name="P6">- <text:span text:style-name="T5">Lenguajes Compilados</text:span></text:p>
      <text:p text:style-name="P7">Generan un código que será ejecutado.</text:p>
      <text:p text:style-name="P7">Los programas compilados en tiempo de compilación son más rápidos que los de en tiempo de ejecución.</text:p>
      <text:p text:style-name="P7">El código máquina depende de la plataforma en la que se compila.</text:p>
      <text:p text:style-name="P7">C, C++, Visual Basic, Pascal...</text:p>
      <text:p text:style-name="P6"/>
      <text:p text:style-name="P6">- <text:span text:style-name="T5">Lenguajes Interpretados</text:span></text:p>
      <text:p text:style-name="P7">Las instrucciones se traducen para ser ejecutadas en el mismo momento de la ejecución.</text:p>
      <text:p text:style-name="P7">El código máquina no depende de la máquina en la que se ejecute sino del interprete (máquina virtual).</text:p>
      <text:p text:style-name="P7">Html, Php, Python, Javascript...</text:p>
      <text:p text:style-name="P6"/>
      <text:p text:style-name="P6">- <text:span text:style-name="T5">Lenguaje Intermedio</text:span></text:p>
      <text:p text:style-name="P7">Se compila el código de alto nivel en un tipo de lenguaje llamado bytecode.</text:p>
      <text:p text:style-name="P7">Después ese bytecode lo interpreta una máquina virtual (una misma para cualquier plataforma).</text:p>
      <text:p text:style-name="P7">Java o C#</text:p>
      <text:p text:style-name="P7"/>
      <text:p text:style-name="P7">2.3.- Según sistema de tipos</text:p>
      <text:p text:style-name="P7"/>
      <text:p text:style-name="P7">- Lenguajes fuertemente tipados (tipado estático)</text:p>
      <text:p text:style-name="P7">Java, C++, C, C#</text:p>
      <text:p text:style-name="P7"/>
      <text:p text:style-name="P7">- Lenguajes débilmente tipados (tipado dinámico)</text:p>
      <text:p text:style-name="P8">Javascript, Python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3.- Construcción de un programa informático</text:p>
      <text:p text:style-name="P8"/>
      <text:p text:style-name="P8">- <text:span text:style-name="T6">Código fuente</text:span></text:p>
      <text:p text:style-name="P9">Código escrito por el programador utilizando algún entorno de desarrollo.</text:p>
      <text:p text:style-name="P9">(Este código no es ejecutado por el ordenador)</text:p>
      <text:p text:style-name="P8"/>
      <text:p text:style-name="P8">- <text:span text:style-name="T6">Código Objeto</text:span></text:p>
      <text:p text:style-name="P9">Código resultante de compilar el código fuente.</text:p>
      <text:p text:style-name="P9">(Este código no es ejecutado por el pc pero tampoco es entendido para el humano)</text:p>
      <text:p text:style-name="P8"/>
      <text:p text:style-name="P8">- <text:span text:style-name="T6">Código Ejecutable</text:span></text:p>
      <text:p text:style-name="P9">Es el resultado de enlazar el código objeto con una serie de librerías obteniendo el código ejecutable por la máquina.</text:p>
      <text:p text:style-name="P9"/>
      <text:p text:style-name="P9">3.1.- Proceso de compilación</text:p>
      <text:p text:style-name="P9"/>
      <text:p text:style-name="P9">- Análisis léxico</text:p>
      <text:p text:style-name="P9">Comprueba que las palabras estén bien escritas</text:p>
      <text:p text:style-name="P9"/>
      <text:p text:style-name="P9">- Análisis sintáctico</text:p>
      <text:p text:style-name="P9">Comprueba que las frases/instrucciones estén correctamente escritas según el lenguaje usado.</text:p>
      <text:p text:style-name="P9"/>
      <text:p text:style-name="P9">- Analizador semántico</text:p>
      <text:p text:style-name="P9">Comprueba que las declaraciones sean correctas (verifica los tipos, si corresponden los tipos, si los arrays tienen el tamaño adecuado).</text:p>
      <text:p text:style-name="P9"/>
      <text:p text:style-name="P9">- Generación del código intermedio</text:p>
      <text:p text:style-name="P10">Se genera este código para facilitar la traducción al código objeto.</text:p>
      <text:p text:style-name="P10"/>
      <text:p text:style-name="P10">En la fase de enlazado (linker) se unen todos los códigos objetos de la compilación de todos los códigos fuentes y las librerías usadas, todos estos códigos objetos se traducen a código máquina dando lugar al programa ejecutable.</text:p>
      <text:p text:style-name="P10"/>
      <text:p text:style-name="P11">3.2.- Máquina Virtual</text:p>
      <text:p text:style-name="P11"/>
      <text:p text:style-name="P13">Su objetivo es proporcionar entorno de ejecución independiente del hardware y SO.</text:p>
      <text:p text:style-name="P13">La Java Virtual Machine linka los .class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4.- Ciclo de vida del Software</text:p>
      <text:p text:style-name="P14"/>
      <text:p text:style-name="P14">El desarrollo del software empezó en el 1948 (cuando se ejecuta el primer programa con éxito).</text:p>
      <text:p text:style-name="P14">El tiempo de vida del software era muy largo.</text:p>
      <text:p text:style-name="P14"/>
      <text:p text:style-name="P15">En los 80’s la vid<text:span text:style-name="T7">a</text:span> del software empieza a ser más corta.</text:p>
      <text:p text:style-name="P14"/>
      <text:p text:style-name="P14">4.1.- Fases de desarrollo de un proyecto</text:p>
      <text:p text:style-name="P14"/>
      <text:p text:style-name="P14">- Planificación y diseño</text:p>
      <text:p text:style-name="P14">Análisis de requisitos por entrevistas con el cliente, después se traza un plan acorde.</text:p>
      <text:p text:style-name="P14"/>
      <text:p text:style-name="P14">- Implementación, pruebas y documentación</text:p>
      <text:p text:style-name="P16">Se escribe el código y se le hacen <text:s/>pruebas para comprobar que se cumplen las especificaciones del cliente.</text:p>
      <text:p text:style-name="P14"/>
      <text:p text:style-name="P14">- Despliegue y mantenimiento</text:p>
      <text:p text:style-name="P17">Se saca el programa final al mercado o se le entrega al cliente.</text:p>
      <text:p text:style-name="P17">El mantenimiento sirve para resolver problemas que se localicen o para aumentar las funcionalidades.</text:p>
      <text:p text:style-name="P17"/>
      <text:p text:style-name="P17">4.2.- Roles en el equipo de desarrollo</text:p>
      <text:p text:style-name="P17"/>
      <text:p text:style-name="P17">- Cliente</text:p>
      <text:p text:style-name="P17"/>
      <text:p text:style-name="P17">- Analista</text:p>
      <text:p text:style-name="P17"/>
      <text:p text:style-name="P17">- Desarrolladores</text:p>
      <text:p text:style-name="P17"/>
      <text:p text:style-name="P17">- Administradores de sistemas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7:33:26.822000000</meta:creation-date>
    <dc:date>2018-11-09T10:34:29.541000000</dc:date>
    <meta:editing-duration>PT1H45M8S</meta:editing-duration>
    <meta:editing-cycles>4</meta:editing-cycles>
    <meta:generator>LibreOffice/5.1.4.2$Windows_X86_64 LibreOffice_project/f99d75f39f1c57ebdd7ffc5f42867c12031db97a</meta:generator>
    <meta:document-statistic meta:table-count="0" meta:image-count="0" meta:object-count="0" meta:page-count="3" meta:paragraph-count="70" meta:word-count="575" meta:character-count="3556" meta:non-whitespace-character-count="3048"/>
  </office:meta>
</office:document-meta>
</file>